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111in" fo:line-height="110%"/>
    </style:style>
    <style:style style:name="T2" style:parent-style-name="DefaultParagraphFont" style:family="text">
      <style:text-properties style:font-name-asian="Calibri" style:font-name-complex="Calibri"/>
    </style:style>
    <style:style style:name="T3" style:parent-style-name="DefaultParagraphFont" style:family="text">
      <style:text-properties style:font-name-asian="Calibri" style:font-name-complex="Calibri"/>
    </style:style>
    <style:style style:name="P4" style:parent-style-name="Normal" style:family="paragraph">
      <style:paragraph-properties fo:margin-bottom="0.1111in" fo:line-height="110%"/>
    </style:style>
    <style:style style:name="T5" style:parent-style-name="DefaultParagraphFont" style:family="text">
      <style:text-properties style:font-name-asian="Calibri" style:font-name-complex="Calibri"/>
    </style:style>
    <style:style style:name="T6" style:parent-style-name="DefaultParagraphFont" style:family="text">
      <style:text-properties style:font-name-asian="Calibri" style:font-name-complex="Calibri"/>
    </style:style>
    <style:style style:name="P7" style:parent-style-name="Normal" style:family="paragraph">
      <style:paragraph-properties fo:margin-bottom="0.1111in" fo:line-height="110%"/>
    </style:style>
    <style:style style:name="T8" style:parent-style-name="DefaultParagraphFont" style:family="text">
      <style:text-properties style:font-name-asian="Calibri" style:font-name-complex="Calibri"/>
    </style:style>
    <style:style style:name="T9" style:parent-style-name="DefaultParagraphFont" style:family="text">
      <style:text-properties style:font-name-asian="Calibri" style:font-name-complex="Calibri"/>
    </style:style>
    <style:style style:name="T10" style:parent-style-name="DefaultParagraphFont" style:family="text">
      <style:text-properties style:font-name-asian="Calibri" style:font-name-complex="Calibri"/>
    </style:style>
    <style:style style:name="T11" style:parent-style-name="DefaultParagraphFont" style:family="text">
      <style:text-properties style:font-name-asian="Calibri" style:font-name-complex="Calibri"/>
    </style:style>
    <style:style style:name="T12" style:parent-style-name="DefaultParagraphFont" style:family="text">
      <style:text-properties style:font-name-asian="Calibri" style:font-name-complex="Calibri"/>
    </style:style>
    <style:style style:name="T13" style:parent-style-name="DefaultParagraphFont" style:family="text">
      <style:text-properties style:font-name-asian="Calibri" style:font-name-complex="Calibri"/>
    </style:style>
    <style:style style:name="T14" style:parent-style-name="DefaultParagraphFont" style:family="text">
      <style:text-properties style:font-name-asian="Calibri" style:font-name-complex="Calibri"/>
    </style:style>
    <style:style style:name="T15" style:parent-style-name="DefaultParagraphFont" style:family="text">
      <style:text-properties style:font-name-asian="Calibri" style:font-name-complex="Calibri"/>
    </style:style>
    <style:style style:name="P16" style:parent-style-name="Normal" style:family="paragraph">
      <style:paragraph-properties fo:margin-bottom="0.1111in" fo:line-height="110%"/>
    </style:style>
    <style:style style:name="T17" style:parent-style-name="DefaultParagraphFont" style:family="text">
      <style:text-properties style:font-name-asian="Calibri" style:font-name-complex="Calibri"/>
    </style:style>
    <style:style style:name="T18" style:parent-style-name="DefaultParagraphFont" style:family="text">
      <style:text-properties style:font-name-asian="Calibri" style:font-name-complex="Calibri"/>
    </style:style>
    <style:style style:name="T19" style:parent-style-name="DefaultParagraphFont" style:family="text">
      <style:text-properties style:font-name="Wingdings" style:font-name-asian="Wingdings" style:font-name-complex="Wingdings"/>
    </style:style>
    <style:style style:name="T20" style:parent-style-name="DefaultParagraphFont" style:family="text">
      <style:text-properties style:font-name-asian="Calibri" style:font-name-complex="Calibri"/>
    </style:style>
    <style:style style:name="P21" style:parent-style-name="Normal" style:family="paragraph">
      <style:paragraph-properties fo:text-align="end" fo:margin-bottom="0.1111in" fo:line-height="110%"/>
      <style:text-properties style:font-name-asian="Calibri" style:font-name-complex="Calibri"/>
    </style:style>
    <style:style style:name="P22" style:parent-style-name="Normal" style:family="paragraph">
      <style:paragraph-properties fo:widows="2" fo:orphans="2" style:punctuation-wrap="hanging" style:text-autospace="ideograph-alpha" fo:text-align="end" style:vertical-align="auto"/>
      <style:text-properties style:font-name-complex="Calibri" style:letter-kerning="false" fo:hyphenate="true"/>
    </style:style>
    <style:style style:name="P23" style:parent-style-name="Normal" style:family="paragraph">
      <style:paragraph-properties fo:widows="2" fo:orphans="2" style:punctuation-wrap="hanging" style:text-autospace="ideograph-alpha" fo:text-align="end" style:vertical-align="auto"/>
      <style:text-properties style:font-name-complex="Calibri" style:letter-kerning="false" fo:hyphenate="true"/>
    </style:style>
    <style:style style:name="P24" style:parent-style-name="Normal" style:family="paragraph">
      <style:paragraph-properties fo:widows="2" fo:orphans="2" style:punctuation-wrap="hanging" style:text-autospace="ideograph-alpha" fo:text-align="end" style:vertical-align="auto"/>
      <style:text-properties style:font-name-complex="Calibri" style:letter-kerning="false" fo:hyphenate="true"/>
    </style:style>
    <style:style style:name="P25" style:parent-style-name="Normal" style:family="paragraph">
      <style:paragraph-properties fo:widows="2" fo:orphans="2" style:punctuation-wrap="hanging" style:text-autospace="ideograph-alpha" fo:text-align="end" style:vertical-align="auto"/>
      <style:text-properties style:font-name-complex="Calibri" style:letter-kerning="false" fo:hyphenate="true"/>
    </style:style>
    <style:style style:name="P26" style:parent-style-name="Normal" style:family="paragraph">
      <style:paragraph-properties fo:margin-bottom="0.1111in" fo:line-height="110%"/>
    </style:style>
    <style:style style:name="T27" style:parent-style-name="DefaultParagraphFont" style:family="text">
      <style:text-properties style:font-name-asian="Calibri" style:font-name-complex="Calibri"/>
    </style:style>
  </office:automatic-styles>
  <office:body>
    <office:text text:use-soft-page-breaks="true">
      <text:p text:style-name="P1"><text:span text:style-name="T2"><text:s text:c="2"/></text:span><text:span text:style-name="T3">Krásni naši spolužiaci,</text:span></text:p>
      <text:p text:style-name="P4"><text:span text:style-name="T5"><text:s text:c="3"/>Pri príležitosti dnešnej hodiny, z moci nám udelenej, by sme Vám chceli priblížiť ako správne napísať slávnostný (NE)prejav. Keďže na škole máme veľmi<text:s/></text:span><text:span text:style-name="T6">kreatívnych učiteľov, do stredy sa musíme naučiť prejav naspamäť <text:s/>a budeme ho musieť <text:s/>prednášať dokonca v aule. Preto Vás chceme povzbudiť a motivovať. Nechajte si od nás poradiť.</text:span></text:p>
      <text:p text:style-name="P7"><text:span text:style-name="T8"><text:s text:c="3"/>V prvom rade sa nesnaž byť vtipný. Nepokladaj žiadne rečnícke otázky do p</text:span><text:span text:style-name="T9">lena, však kto by ti na ne aj odpovedal ?! Ak nevieš čo s rukami, pokojne ich strč do vrecka. Skús pri prejave dodržiavať očný kontakt.... áno! Budeš stratený v texte, zakoktáš sa a ešte ťa budú znervózňovať pohľady prispatých spolužiakov. Aby si ich zobud</text:span><text:span text:style-name="T10">il</text:span><text:span text:style-name="T11">,</text:span><text:span text:style-name="T12"><text:s/>obohať svoju slovnú zásobu slovami ako sú : ehmm, vlastne , teda, proste. Pri možnej strate vedomia sa kľudne opri o najbližšiu stenu. Používaj len slová, ktoré sú ti blízke a ktorým rozumieš ....dzedzina, sveder, ty vole! Imidž je veľmi, ale veľmi dôle</text:span><text:span text:style-name="T13">žitý. Roztrhané nohavice a vyťahaný babkin sveter nikdy nič nepokazia. Hlavne na toto ťa chceme upozorniť najviac... nezabudni <text:s/>si umyť zuby, vieš v prvej rade to bude dosť cítiť. Na konci zhrň hlavnú myšlienku, ktorou si chcel osloviť snívajúcich posluchá</text:span><text:span text:style-name="T14">čov. Ak tvoj prejav nenesie žiadnu, jednoducho tento krok vynechaj, aj tak si to nikto nevšimne ;) Poďakovanie je veľmi dôležité, a preto týmto slovkom nešetri. Poďakuj predovšetkým sebe, aký úžasný prejav si napísal....psovi, čo ti zatiaľ zožral desiatu a</text:span><text:span text:style-name="T15"><text:s/>babke, vďaka ktorej máš oblečený ten úžasný vintage sveter.</text:span></text:p>
      <text:p text:style-name="P16"><text:span text:style-name="T17"><text:s text:c="3"/>No a presne takto sa nemá písať slávnostný prejav. Prečo sme ho teda my urobili ? No, predsa preto, pretože človek sa učí na vlastných chybách, ale na chybách iných stavia kariéru ;) Ďakujeme<text:s/></text:span><text:span text:style-name="T18">za prečítanie a prajeme Vám veľa šťastia pri písaní slávnostných prejavov<text:s/></text:span><text:span text:style-name="T19"></text:span><text:span text:style-name="T20"><text:s/></text:span></text:p>
      <text:p text:style-name="P21"><text:s/>Vaša najlepšia 4.A ;)</text:p>
      <text:p text:style-name="P22">Nikola Macharová</text:p>
      <text:p text:style-name="P23">              Jana Švecová</text:p>
      <text:p text:style-name="P24">              Frederika Stráňavčinová</text:p>
      <text:p text:style-name="P25">              Dominika Chabadová</text:p>
      <text:p text:style-name="P26"><text:span text:style-name="T27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sk" style:country-asian="SK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 Kyselica</dc:creator>
    <meta:creation-date>2016-10-22T08:50:00Z</meta:creation-date>
    <dc:date>2016-10-22T09:54:00Z</dc:date>
    <meta:template xlink:href="Normal.dotm" xlink:type="simple"/>
    <meta:editing-cycles>4</meta:editing-cycles>
    <meta:editing-duration>PT3120S</meta:editing-duration>
    <meta:document-statistic meta:page-count="1" meta:paragraph-count="3" meta:word-count="288" meta:character-count="1931" meta:row-count="13" meta:non-whitespace-character-count="1646"/>
  </office:meta>
</office:document-meta>
</file>